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Statement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Statement. Details</text:p>
          </table:table-cell>
          <table:table-cell table:style-name="ce2" office:value-type="string">
            <text:p>Statement</text:p>
          </table:table-cell>
          <table:table-cell table:style-name="ce2" office:value-type="string">
            <text:p>The document used to specify the status of Orders, Billing, and Payment. This document is a Statement of Account and not intended as a summary Invoice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Extracto de Cuenta</text:p>
          </table:table-cell>
          <table:table-cell table:style-name="ce12" office:value-type="string">
            <text:p>Documento utilizado para especificar el estado de los Pedidos, Facturas y Pagos. Este documento es un Extracto de Cuenta y no pretende ser un resumen de la Factura.</text:p>
          </table:table-cell>
          <table:table-cell table:style-name="ce21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tatemen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Statemen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tatemen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Statement. Identifier</text:p>
          </table:table-cell>
          <table:table-cell office:value-type="string">
            <text:p>ID</text:p>
          </table:table-cell>
          <table:table-cell office:value-type="string">
            <text:p>An identifier for the Statement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18" office:value-type="string">
            <text:p>ID</text:p>
          </table:table-cell>
          <table:table-cell office:value-type="string">
            <text:p>Número único asignado al Extracto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Statement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Statement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Indicador de copia</text:p>
          </table:table-cell>
          <table:table-cell office:value-type="string">
            <text:p>Indica si un documento es una copia (verdad) o no (falso)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Statemen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Statement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Creditor on which the Statement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18" office:value-type="string">
            <text:p>Fecha de emisión</text:p>
          </table:table-cell>
          <table:table-cell office:value-type="string">
            <text:p>Fecha en que el Acreedor emitió el Extracto asignada por el Acreedor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atement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Creditor at which the Statement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Hora de emisión</text:p>
          </table:table-cell>
          <table:table-cell office:value-type="string">
            <text:p>Hora en que se emitió la extracto asignada por el Acreedor.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Statement. Note. Text</text:p>
          </table:table-cell>
          <table:table-cell office:value-type="string">
            <text:p>Note</text:p>
          </table:table-cell>
          <table:table-cell office:value-type="string">
            <text:p>Free-form text applying to the Statement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18" office:value-type="string">
            <text:p>Nota</text:p>
          </table:table-cell>
          <table:table-cell office:value-type="string">
            <text:p>Contiene cualquier texto en formato libre referente a todo el documento o al mensaje en si mismo. Este elemento puede contener notas o alguna otra información similar que no está contenida explícitamente en ninguna otra estructura.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tatement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Statement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18" office:value-type="string">
            <text:p>Moneda del documento</text:p>
          </table:table-cell>
          <table:table-cell office:value-type="string">
            <text:p>Moneda en que se presenta el Extracto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tatement. Total_ Debit Amount. Amount</text:p>
          </table:table-cell>
          <table:table-cell office:value-type="string">
            <text:p>TotalDebitAmount</text:p>
          </table:table-cell>
          <table:table-cell office:value-type="string">
            <text:p>The total of all debit amounts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Cantidad Total Debida</text:p>
          </table:table-cell>
          <table:table-cell office:value-type="string">
            <text:p>El total del debe de este Extracto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Statement. Total_ Credit Amount. Amount</text:p>
          </table:table-cell>
          <table:table-cell office:value-type="string">
            <text:p>TotalCreditAmount</text:p>
          </table:table-cell>
          <table:table-cell office:value-type="string">
            <text:p>The total of all credit amounts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Cantidad Total Crédito</text:p>
          </table:table-cell>
          <table:table-cell office:value-type="string">
            <text:p>El total de haber de este Extracto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Statement. Total_ Balance Amount. Amount</text:p>
          </table:table-cell>
          <table:table-cell office:value-type="string">
            <text:p>TotalBalanceAmount</text:p>
          </table:table-cell>
          <table:table-cell office:value-type="string">
            <text:p>The total amount for the State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Saldo</text:p>
          </table:table-cell>
          <table:table-cell office:value-type="string">
            <text:p>Cantidad total del Extracto.</text:p>
          </table:table-cell>
          <table:table-cell table:number-columns-repeated="1016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Statement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Statement. Statement_ Period. Period</text:p>
          </table:table-cell>
          <table:table-cell table:style-name="ce4" office:value-type="string">
            <text:p>StatementPeriod</text:p>
          </table:table-cell>
          <table:table-cell table:style-name="ce4" office:value-type="string">
            <text:p>An association to period(s) to which the Statement appli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Período de extracto</text:p>
          </table:table-cell>
          <table:table-cell table:style-name="ce14" office:value-type="string">
            <text:p>Asociación con el período o períodos a los que aplica el Extract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Statement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adicional</text:p>
          </table:table-cell>
          <table:table-cell table:style-name="ce14" office:value-type="string">
            <text:p>Asociación con referencias a documentos adicion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Statement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Statement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Cobrador</text:p>
          </table:table-cell>
          <table:table-cell table:style-name="ce14"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Statement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Pagador</text:p>
          </table:table-cell>
          <table:table-cell table:style-name="ce14"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Statement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mprador</text:p>
          </table:table-cell>
          <table:table-cell table:style-name="ce14" office:value-type="string">
            <text:p>Asociación con el compra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Statement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Vendedor</text:p>
          </table:table-cell>
          <table:table-cell table:style-name="ce14"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Statement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Originador</text:p>
          </table:table-cell>
          <table:table-cell table:style-name="ce14" office:value-type="string">
            <text:p>Asociación con información acerca del originador de la transacción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4" office:value-type="string">
            <text:p>Statement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Beneficiario</text:p>
          </table:table-cell>
          <table:table-cell table:style-name="ce14"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string">
            <text:p>Statement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Medios de pago</text:p>
          </table:table-cell>
          <table:table-cell table:style-name="ce14"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6">
            <text:p>26</text:p>
          </table:table-cell>
          <table:table-cell table:style-name="ce4" office:value-type="string">
            <text:p>Statement. Payment Terms</text:p>
          </table:table-cell>
          <table:table-cell table:style-name="ce4" office:value-type="string">
            <text:p>PaymentTerms</text:p>
          </table:table-cell>
          <table:table-cell table:style-name="ce4" office:value-type="string">
            <text:p>An association to Payment Term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diciones de pago</text:p>
          </table:table-cell>
          <table:table-cell table:style-name="ce14" office:value-type="string">
            <text:p>Asociación con los plazos de pago acordados / ofrecido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Statement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Statement period as a whol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Descuentos y cargos</text:p>
          </table:table-cell>
          <table:table-cell table:style-name="ce14" office:value-type="string">
            <text:p>Asociación con cargos o descuentos glob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8">
            <text:p>28</text:p>
          </table:table-cell>
          <table:table-cell table:style-name="ce4" office:value-type="string">
            <text:p>Statement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with summary information for particular taxe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Total impuestos</text:p>
          </table:table-cell>
          <table:table-cell table:style-name="ce14" office:value-type="string">
            <text:p>Asociación con la información de total de iimpuesto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4" office:value-type="string">
            <text:p>Statement. Statement Line</text:p>
          </table:table-cell>
          <table:table-cell table:style-name="ce4" office:value-type="string">
            <text:p>StatementLine</text:p>
          </table:table-cell>
          <table:table-cell table:style-name="ce4" office:value-type="string">
            <text:p>An association to one or more Statement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Línea de extracto</text:p>
          </table:table-cell>
          <table:table-cell table:style-name="ce14" office:value-type="string">
            <text:p>Asociación con una o más líneas de extracto.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Statement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41</dc:date>
    <meta:print-date>2007-02-02T11:14:25</meta:print-date>
    <meta:editing-cycles>1</meta:editing-cycles>
    <meta:editing-duration>PT52113H31M44S</meta:editing-duration>
    <meta:document-statistic meta:table-count="1" meta:cell-count="243" meta:object-count="0"/>
    <meta:generator>OpenOffice.org/3.0$Win32 OpenOffice.org_project/300m9$Build-9358</meta:generator>
  </office:meta>
</office:document-meta>
</file>